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175" calcext:value-type="string">
            <text:p>175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85" calcext:value-type="string">
            <text:p>85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157" calcext:value-type="string">
            <text:p>157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8:.$AMJ48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0" calcext:value-type="string">
            <text:p>0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0" calcext:value-type="string">
            <text:p>0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0" calcext:value-type="string">
            <text:p>0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0" calcext:value-type="string">
            <text:p>0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0" calcext:value-type="string">
            <text:p>0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56.25" calcext:value-type="string">
            <text:p>56.25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45" calcext:value-type="string">
            <text:p>45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45" calcext:value-type="string">
            <text:p>45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50" calcext:value-type="string">
            <text:p>5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50" calcext:value-type="string">
            <text:p>5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36" calcext:value-type="string">
            <text:p>36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36" calcext:value-type="string">
            <text:p>36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0" calcext:value-type="string">
            <text:p>0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float" office:value="0" calcext:value-type="float">
            <text:p>0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8" calcext:value-type="float">
            <text:p>8</text:p>
          </table:table-cell>
          <table:table-cell table:style-name="ce3" table:formula="of:=COUNTA([.BO2:.BO21])" office:value-type="float" office:value="8" calcext:value-type="float">
            <text:p>8</text:p>
          </table:table-cell>
          <table:table-cell table:style-name="ce3" table:formula="of:=COUNTA([.BP2:.BP21])" office:value-type="float" office:value="6" calcext:value-type="float">
            <text:p>6</text:p>
          </table:table-cell>
          <table:table-cell table:style-name="ce3" table:formula="of:=COUNTA([.BQ2:.BQ21])" office:value-type="float" office:value="6" calcext:value-type="float">
            <text:p>6</text:p>
          </table:table-cell>
          <table:table-cell table:style-name="ce3" table:formula="of:=COUNTA([.BR2:.BR21])" office:value-type="float" office:value="3" calcext:value-type="float">
            <text:p>3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2" table:style-name="ce16" office:value-type="float" office:value="360" calcext:value-type="float">
            <text:p>360</text:p>
          </table:table-cell>
          <table:table-cell table:style-name="ce16" table:number-columns-repeated="12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0" calcext:value-type="float">
            <text:p>0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21.428571428571" calcext:value-type="float">
            <text:p>321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12.5" calcext:value-type="float">
            <text:p>113</text:p>
          </table:table-cell>
          <table:table-cell table:style-name="ce11" table:formula="of:=[.BI24]-SUM([.BI2:.BI21])*[.BI25]" office:value-type="float" office:value="64.2857142857142" calcext:value-type="float">
            <text:p>64</text:p>
          </table:table-cell>
          <table:table-cell table:style-name="ce11" table:formula="of:=[.BJ24]-SUM([.BJ2:.BJ21])*[.BJ25]" office:value-type="float" office:value="90" calcext:value-type="float">
            <text:p>90</text:p>
          </table:table-cell>
          <table:table-cell table:style-name="ce11" table:formula="of:=[.BK24]-SUM([.BK2:.BK21])*[.BK25]" office:value-type="float" office:value="90" calcext:value-type="float">
            <text:p>90</text:p>
          </table:table-cell>
          <table:table-cell table:style-name="ce11" table:formula="of:=[.BL24]-SUM([.BL2:.BL21])*[.BL25]" office:value-type="float" office:value="100" calcext:value-type="float">
            <text:p>100</text:p>
          </table:table-cell>
          <table:table-cell table:style-name="ce11" table:formula="of:=[.BM24]-SUM([.BM2:.BM21])*[.BM25]" office:value-type="float" office:value="100" calcext:value-type="float">
            <text:p>10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72" calcext:value-type="float">
            <text:p>72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2" table:style-name="ce16" office:value-type="string" calcext:value-type="string">
            <text:p>Ковалев</text:p>
          </table:table-cell>
          <table:table-cell table:style-name="ce49" table:number-columns-repeated="12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52" meta:object-count="0"/>
    <meta:generator>LibreOfficeDev/5.1.0.3$Linux_X86_64 LibreOffice_project/</meta:generator>
  </office:meta>
</office:document-meta>
</file>